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Frutiger Next LT W1G" svg:font-family="'Frutiger Next LT W1G'" style:font-pitch="variable"/>
    <style:font-face style:name="Frutiger Next LT W1G Medium" svg:font-family="'Frutiger Next LT W1G Medium'" style:font-pitch="variable"/>
    <style:font-face style:name="Liberation Sans1" svg:font-family="'Liberation Sans'" style:font-pitch="variable"/>
    <style:font-face style:name="Frutiger Next LT W1G1" svg:font-family="'Frutiger Next LT W1G'" style:font-family-generic="roman" style:font-pitch="variable"/>
    <style:font-face style:name="Frutiger Next LT W1G Medium1" svg:font-family="'Frutiger Next LT W1G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338cm" fo:min-width="6.28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6.28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338cm" fo:min-width="6.28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6.286cm"/>
      <style:paragraph-properties style:writing-mode="lr-tb"/>
    </style:style>
    <style:style style:name="gr6" style:family="graphic" style:parent-style-name="standard">
      <style:graphic-properties svg:stroke-color="#000000" draw:fill="gradient" draw:fill-gradient-name="Gradient_20_1" draw:textarea-horizontal-align="justify" draw:textarea-vertical-align="middle" draw:auto-grow-height="false" fo:min-height="1.528cm" fo:min-width="21.3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0.512cm" fo:min-width="6.358cm"/>
    </style:style>
    <style:style style:name="gr9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0.512cm" fo:min-width="5.914cm"/>
    </style:style>
    <style:style style:name="gr10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0.511cm" fo:min-width="5.914cm"/>
    </style:style>
    <style:style style:name="gr11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1.316cm" fo:min-width="2.718cm" fo:padding-top="0.231cm" fo:padding-bottom="0.231cm" fo:padding-left="0.356cm" fo:padding-right="0.3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2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5.338cm" fo:min-width="6.10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3.982cm" fo:min-width="6.104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3.982cm" fo:min-width="6.104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3.982cm" fo:min-width="6.104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3.982cm" fo:min-width="6.104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3.982cm" fo:min-width="6.10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5.084cm" fo:min-width="8.2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4.068cm" fo:min-width="7.88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29cm" fo:min-width="7.882cm"/>
      <style:paragraph-properties style:writing-mode="lr-tb"/>
    </style:style>
    <style:style style:name="pr1" style:family="presentation" style:parent-style-name="Default-title">
      <style:graphic-properties draw:auto-grow-height="true" fo:min-height="6.73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4.6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004cm"/>
      <style:paragraph-properties style:writing-mode="lr-tb"/>
    </style:style>
    <style:style style:name="pr5" style:family="presentation" style:parent-style-name="Default-outline1">
      <style:graphic-properties fo:min-height="10.926cm"/>
      <style:paragraph-properties style:writing-mode="lr-tb"/>
    </style:style>
    <style:style style:name="P1" style:family="paragraph">
      <style:paragraph-properties style:writing-mode="lr-tb"/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gradient" draw:fill-gradient-name="Gradient_20_1"/>
      <style:paragraph-properties fo:text-align="center"/>
    </style:style>
    <style:style style:name="P8" style:family="paragraph">
      <style:paragraph-properties fo:text-align="center"/>
      <style:text-properties style:font-name="Frutiger Next LT W1G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Frutiger Next LT W1G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gradient" draw:fill-gradient-name="Gradient_20_5"/>
      <style:paragraph-properties fo:text-align="center"/>
    </style:style>
    <style:style style:name="P11" style:family="paragraph">
      <loext:graphic-properties draw:fill="gradient" draw:fill-gradient-name="Gradient_20_7"/>
      <style:paragraph-properties fo:text-align="center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style:paragraph-properties fo:text-align="center"/>
      <style:text-properties style:font-name="Frutiger Next LT W1G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style:font-name="Frutiger Next LT W1G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.4cm" fo:margin-bottom="0cm"/>
    </style:style>
    <style:style style:name="P19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Frutiger Next LT W1G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Frutiger Next LT W1G"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Frutiger Next LT W1G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Einführung in die Fotografi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Belichtu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004cm" svg:x="1.4cm" svg:y="0.228cm" presentation:class="title">
          <draw:text-box>
            <text:p>Belichtung</text:p>
          </draw:text-box>
        </draw:frame>
        <draw:frame presentation:style-name="pr5" draw:text-style-name="P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Begrenzter Dynamikumfang des Sensors/Films</text:p>
              </text:list-item>
              <text:list-item>
                <text:p>Wird zu viel/zu wenig Licht eingefangen → Über-/Unterbelichtung</text:p>
              </text:list-item>
            </text:list>
          </draw:text-box>
        </draw:frame>
        <draw:custom-shape draw:style-name="gr2" draw:text-style-name="P6" draw:layer="layout" svg:width="6.787cm" svg:height="5.588cm" svg:x="1.778cm" svg:y="5.08cm">
          <text:p text:style-name="P6">Unterbelichtet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787cm" svg:height="2.54cm" svg:x="1.778cm" svg:y="10.922cm">
          <text:p text:style-name="P6">Histogram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786cm" svg:height="5.588cm" svg:x="8.799cm" svg:y="5.08cm">
          <text:p text:style-name="P6">Korrek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786cm" svg:height="2.54cm" svg:x="8.799cm" svg:y="10.922cm">
          <text:p text:style-name="P6">Histogramm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787cm" svg:height="5.588cm" svg:x="15.819cm" svg:y="5.08cm">
          <text:p text:style-name="P6">Überbelichtet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787cm" svg:height="2.54cm" svg:x="15.819cm" svg:y="10.922cm">
          <text:p text:style-name="P6">Histogram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004cm" svg:x="1.4cm" svg:y="0.228cm" presentation:class="title">
          <draw:text-box>
            <text:p>Dynamikumfang</text:p>
          </draw:text-box>
        </draw:frame>
        <draw:frame presentation:style-name="pr5" draw:text-style-name="P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Bereich zwischen dunkelster und hellster wahrnehmbarer Helligkeit</text:p>
                <text:p/>
                <text:p/>
                <text:p/>
                <text:p/>
              </text:list-item>
              <text:list-item>
                <text:p>Menschliches Auge passt sich durch Adaption an Umgebungshelligkeit an</text:p>
              </text:list-item>
              <text:list-item>
                <text:p>Kamera muss über manuelle oder automatische Einstellungen angepasst werden</text:p>
              </text:list-item>
              <text:list-item>
                <text:p>Gemessen in Belichtungsstufen (Stops)</text:p>
              </text:list-item>
              <text:list-item>
                <text:p>Logarithmische Skala: Eine Stufe höher = doppelte Helligkeit</text:p>
              </text:list-item>
            </text:list>
          </draw:text-box>
        </draw:frame>
        <draw:custom-shape draw:style-name="gr6" draw:text-style-name="P7" draw:layer="layout" svg:width="21.844cm" svg:height="1.778cm" svg:x="2.79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004cm" svg:x="1.4cm" svg:y="0.228cm" presentation:class="title">
          <draw:text-box>
            <text:p>Belichtung</text:p>
          </draw:text-box>
        </draw:frame>
        <draw:frame presentation:style-name="pr5" draw:text-style-name="P5" draw:layer="layout" svg:width="17.904cm" svg:height="11.176cm" svg:x="1.4cm" svg:y="2.54cm" presentation:class="outline" presentation:user-transformed="true">
          <draw:text-box>
            <text:list text:style-name="L2">
              <text:list-item>
                <text:p>Menge des eingefangenen Lichts wird über Belichtungszeit und Blendenöffnung gesteuert</text:p>
              </text:list-item>
              <text:list-item>
                <text:p>Dritter Parameter: Empfindlichkeit des Sensors/Films (ISO-Wert)</text:p>
              </text:list-item>
              <text:list-item>
                <text:p>Beispiele:</text:p>
                <text:list>
                  <text:list-item>
                    <text:p>Doppelte Belichtungszeit → doppelte Helligkeit</text:p>
                  </text:list-item>
                  <text:list-item>
                    <text:p>Doppelte Lichtmenge → doppelte Helligkeit</text:p>
                  </text:list-item>
                  <text:list-item>
                    <text:p>Doppelte Empfindlichkeit → doppelte Helligkeit</text:p>
                  </text:list-item>
                </text:list>
              </text:list-item>
            </text:list>
          </draw:text-box>
        </draw:frame>
        <draw:g>
          <draw:frame draw:style-name="gr7" draw:text-style-name="P9" draw:layer="layout" svg:width="3.302cm" svg:height="0.962cm" svg:x="21.236cm" svg:y="9.482cm">
            <draw:text-box>
              <text:p text:style-name="P8"><text:span text:style-name="T3">Blende</text:span></text:p>
            </draw:text-box>
          </draw:frame>
          <draw:frame draw:style-name="gr7" draw:text-style-name="P9" draw:layer="layout" svg:width="3.302cm" svg:height="0.962cm" draw:transform="rotate (-1.00181899064475) translate (25.248cm 2.842cm)">
            <draw:text-box>
              <text:p text:style-name="P8"><text:span text:style-name="T3">ISO</text:span></text:p>
            </draw:text-box>
          </draw:frame>
          <draw:frame draw:style-name="gr7" draw:text-style-name="P9" draw:layer="layout" svg:width="5.588cm" svg:height="0.962cm" draw:transform="rotate (0.996757535813961) translate (17.242cm 6.352cm)">
            <draw:text-box>
              <text:p text:style-name="P8"><text:span text:style-name="T3">Belichtungszeit</text:span></text:p>
            </draw:text-box>
          </draw:frame>
          <draw:custom-shape draw:style-name="gr8" draw:text-style-name="P10" draw:layer="layout" svg:width="6.858cm" svg:height="0.762cm" svg:x="19.304cm" svg:y="8.14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6.414cm" svg:height="0.762cm" draw:transform="rotate (-2.14570778240183) translate (22.698cm 2.731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6.414cm" svg:height="0.761cm" draw:transform="rotate (-2.14570778240183) translate (26.86cm 2.72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12" draw:layer="layout" svg:width="6.858cm" svg:height="5.334cm" svg:x="19.304cm" svg:y="2.794cm">
            <text:p text:style-name="P6"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14" draw:layer="layout" svg:width="1.27cm" svg:height="0.675cm" svg:x="19.004cm" svg:y="8.904cm">
            <draw:text-box>
              <text:p text:style-name="P13"><text:span text:style-name="T4">1.4</text:span></text:p>
            </draw:text-box>
          </draw:frame>
          <draw:frame draw:style-name="gr12" draw:text-style-name="P14" draw:layer="layout" svg:width="1.27cm" svg:height="0.675cm" svg:x="20.104cm" svg:y="8.905cm">
            <draw:text-box>
              <text:p text:style-name="P13"><text:span text:style-name="T4">2.0</text:span></text:p>
            </draw:text-box>
          </draw:frame>
          <draw:frame draw:style-name="gr12" draw:text-style-name="P14" draw:layer="layout" svg:width="1.27cm" svg:height="0.675cm" svg:x="21.104cm" svg:y="8.906cm">
            <draw:text-box>
              <text:p text:style-name="P13"><text:span text:style-name="T4">2.8</text:span></text:p>
            </draw:text-box>
          </draw:frame>
          <draw:frame draw:style-name="gr12" draw:text-style-name="P14" draw:layer="layout" svg:width="1.27cm" svg:height="0.675cm" svg:x="22.104cm" svg:y="8.907cm">
            <draw:text-box>
              <text:p text:style-name="P13"><text:span text:style-name="T4">4.0</text:span></text:p>
            </draw:text-box>
          </draw:frame>
          <draw:frame draw:style-name="gr12" draw:text-style-name="P14" draw:layer="layout" svg:width="1.27cm" svg:height="0.675cm" svg:x="23.104cm" svg:y="8.908cm">
            <draw:text-box>
              <text:p text:style-name="P13"><text:span text:style-name="T4">5.6</text:span></text:p>
            </draw:text-box>
          </draw:frame>
          <draw:frame draw:style-name="gr12" draw:text-style-name="P14" draw:layer="layout" svg:width="1.27cm" svg:height="0.675cm" svg:x="24.104cm" svg:y="8.909cm">
            <draw:text-box>
              <text:p text:style-name="P13"><text:span text:style-name="T4">8.0</text:span></text:p>
            </draw:text-box>
          </draw:frame>
          <draw:frame draw:style-name="gr13" draw:text-style-name="P14" draw:layer="layout" svg:width="1.358cm" svg:height="0.742cm" svg:x="25.104cm" svg:y="8.91cm">
            <draw:text-box>
              <text:p text:style-name="P13"><text:span text:style-name="T4">11.0</text:span></text:p>
            </draw:text-box>
          </draw:frame>
          <draw:g>
            <draw:frame draw:style-name="gr14" draw:text-style-name="P14" draw:layer="layout" svg:width="1.778cm" svg:height="1.099cm" draw:transform="rotate (0.995012206561967) translate (17.169cm 7.72cm)">
              <draw:text-box>
                <text:p text:style-name="P13"><text:span text:style-name="T4">1/1000</text:span></text:p>
              </draw:text-box>
            </draw:frame>
            <draw:frame draw:style-name="gr15" draw:text-style-name="P14" draw:layer="layout" svg:width="1.608cm" svg:height="0.675cm" draw:transform="rotate (0.995012206561967) translate (18.063cm 7.263cm)">
              <draw:text-box>
                <text:p text:style-name="P13"><text:span text:style-name="T4">1/500</text:span></text:p>
              </draw:text-box>
            </draw:frame>
            <draw:frame draw:style-name="gr16" draw:text-style-name="P14" draw:layer="layout" svg:width="1.592cm" svg:height="0.675cm" draw:transform="rotate (0.995012206561967) translate (18.035cm 6.391cm)">
              <draw:text-box>
                <text:p text:style-name="P13"><text:span text:style-name="T4">1/250</text:span></text:p>
              </draw:text-box>
            </draw:frame>
            <draw:frame draw:style-name="gr15" draw:text-style-name="P14" draw:layer="layout" svg:width="1.608cm" svg:height="0.675cm" draw:transform="rotate (0.995012206561967) translate (18.827cm 6.089cm)">
              <draw:text-box>
                <text:p text:style-name="P13"><text:span text:style-name="T4">1/125</text:span></text:p>
              </draw:text-box>
            </draw:frame>
            <draw:frame draw:style-name="gr16" draw:text-style-name="P14" draw:layer="layout" svg:width="1.592cm" svg:height="0.675cm" draw:transform="rotate (0.995012206561967) translate (18.744cm 5.301cm)">
              <draw:text-box>
                <text:p text:style-name="P13"><text:span text:style-name="T4">1/60</text:span></text:p>
              </draw:text-box>
            </draw:frame>
            <draw:frame draw:style-name="gr15" draw:text-style-name="P14" draw:layer="layout" svg:width="1.608cm" svg:height="0.675cm" draw:transform="rotate (0.995012206561967) translate (19.481cm 5.084cm)">
              <draw:text-box>
                <text:p text:style-name="P13"><text:span text:style-name="T4">1/30</text:span></text:p>
              </draw:text-box>
            </draw:frame>
            <draw:frame draw:style-name="gr16" draw:text-style-name="P14" draw:layer="layout" svg:width="1.592cm" svg:height="0.675cm" draw:transform="rotate (0.995012206561967) translate (19.344cm 4.379cm)">
              <draw:text-box>
                <text:p text:style-name="P13"><text:span text:style-name="T4">1/15</text:span></text:p>
              </draw:text-box>
            </draw:frame>
            <draw:frame draw:style-name="gr15" draw:text-style-name="P14" draw:layer="layout" svg:width="1.608cm" svg:height="0.675cm" draw:transform="rotate (0.995012206561967) translate (20.027cm 4.245cm)">
              <draw:text-box>
                <text:p text:style-name="P13"><text:span text:style-name="T4">1/8</text:span></text:p>
              </draw:text-box>
            </draw:frame>
            <draw:frame draw:style-name="gr16" draw:text-style-name="P14" draw:layer="layout" svg:width="1.592cm" svg:height="0.675cm" draw:transform="rotate (0.995012206561967) translate (19.943cm 3.457cm)">
              <draw:text-box>
                <text:p text:style-name="P13"><text:span text:style-name="T4">1/4</text:span></text:p>
              </draw:text-box>
            </draw:frame>
            <draw:frame draw:style-name="gr15" draw:text-style-name="P14" draw:layer="layout" svg:width="1.608cm" svg:height="0.675cm" draw:transform="rotate (0.995012206561967) translate (20.626cm 3.323cm)">
              <draw:text-box>
                <text:p text:style-name="P13"><text:span text:style-name="T4">1/2</text:span></text:p>
              </draw:text-box>
            </draw:frame>
            <draw:frame draw:style-name="gr16" draw:text-style-name="P14" draw:layer="layout" svg:width="1.592cm" svg:height="0.675cm" draw:transform="rotate (0.995012206561967) translate (20.488cm 2.618cm)">
              <draw:text-box>
                <text:p text:style-name="P13"><text:span text:style-name="T4">1”</text:span></text:p>
              </draw:text-box>
            </draw:frame>
          </draw:g>
          <draw:g>
            <draw:frame draw:style-name="gr12" draw:text-style-name="P14" draw:layer="layout" svg:width="1.27cm" svg:height="0.675cm" draw:transform="rotate (-0.985412895675998) translate (23.731cm 1.832cm)">
              <draw:text-box>
                <text:p text:style-name="P13"><text:span text:style-name="T4">100</text:span></text:p>
              </draw:text-box>
            </draw:frame>
            <draw:frame draw:style-name="gr12" draw:text-style-name="P14" draw:layer="layout" svg:width="1.27cm" svg:height="0.675cm" draw:transform="rotate (-0.985412895675998) translate (24.338cm 2.75cm)">
              <draw:text-box>
                <text:p text:style-name="P13"><text:span text:style-name="T4">200</text:span></text:p>
              </draw:text-box>
            </draw:frame>
            <draw:frame draw:style-name="gr12" draw:text-style-name="P14" draw:layer="layout" svg:width="1.27cm" svg:height="0.675cm" draw:transform="rotate (-0.985412895675998) translate (24.89cm 3.584cm)">
              <draw:text-box>
                <text:p text:style-name="P13"><text:span text:style-name="T4">400</text:span></text:p>
              </draw:text-box>
            </draw:frame>
            <draw:frame draw:style-name="gr12" draw:text-style-name="P14" draw:layer="layout" svg:width="1.27cm" svg:height="0.675cm" draw:transform="rotate (-0.985412895675998) translate (25.442cm 4.418cm)">
              <draw:text-box>
                <text:p text:style-name="P13"><text:span text:style-name="T4">800</text:span></text:p>
              </draw:text-box>
            </draw:frame>
            <draw:frame draw:style-name="gr17" draw:text-style-name="P14" draw:layer="layout" svg:width="1.488cm" svg:height="0.744cm" draw:transform="rotate (-0.985412895675999) translate (25.993cm 5.252cm)">
              <draw:text-box>
                <text:p text:style-name="P13"><text:span text:style-name="T4">1600</text:span></text:p>
              </draw:text-box>
            </draw:frame>
            <draw:frame draw:style-name="gr17" draw:text-style-name="P14" draw:layer="layout" svg:width="1.488cm" svg:height="0.744cm" draw:transform="rotate (-0.985412895675999) translate (26.656cm 6.252cm)">
              <draw:text-box>
                <text:p text:style-name="P13"><text:span text:style-name="T4">3200</text:span></text:p>
              </draw:text-box>
            </draw:frame>
          </draw:g>
        </draw:g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004cm" svg:x="1.4cm" svg:y="0.228cm" presentation:class="title">
          <draw:text-box>
            <text:p>Belichtungszeit</text:p>
          </draw:text-box>
        </draw:frame>
        <draw:frame presentation:style-name="pr5" draw:text-style-name="P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Zeitspanne, in der der Verschluss der Kamera geöffnet ist</text:p>
              </text:list-item>
              <text:list-item>
                <text:p>Angabe in Sekundenbruchteilen</text:p>
              </text:list-item>
              <text:list-item>
                <text:p>Beeinflusst neben Helligkeit auch Darstellung von Bewegung</text:p>
                <text:list>
                  <text:list-item>
                    <text:p>Kurze Belichtungszeit: Bewegung wird eingefroren</text:p>
                  </text:list-item>
                  <text:list-item>
                    <text:p>Lange Belichtungszeit: Bewegung führt zu Verwischen (Bewegungsunschärfe)</text:p>
                  </text:list-item>
                </text:list>
              </text:list-item>
            </text:list>
          </draw:text-box>
        </draw:frame>
        <draw:custom-shape draw:style-name="gr18" draw:text-style-name="P6" draw:layer="layout" svg:width="6.604cm" svg:height="5.588cm" svg:x="1.362cm" svg:y="8.636cm">
          <text:p text:style-name="P6">Wasser kurz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604cm" svg:height="5.588cm" svg:x="8.22cm" svg:y="8.636cm">
          <text:p text:style-name="P6">Wasser lang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604cm" svg:height="5.588cm" svg:x="15.078cm" svg:y="8.636cm">
          <text:p text:style-name="P6">Verwackeltes Bil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004cm" svg:x="1.4cm" svg:y="0.228cm" presentation:class="title">
          <draw:text-box>
            <text:p>Blende</text:p>
          </draw:text-box>
        </draw:frame>
        <draw:frame presentation:style-name="pr5" draw:text-style-name="P5" draw:layer="layout" svg:width="25.199cm" svg:height="11.176cm" svg:x="1.4cm" svg:y="2.54cm" presentation:class="outline">
          <draw:text-box>
            <text:list text:style-name="L2">
              <text:list-item>
                <text:p>Öffnung in der Linse, die die Menge des einfallenden Lichts regelt</text:p>
              </text:list-item>
              <text:list-item>
                <text:p>Angegeben als f-Wert (Verhältnis von Brennweite zu Blendenöffnung)</text:p>
                <text:list>
                  <text:list-item>
                    <text:p>Blendenwert * √2 → eine Belichtungsstufe heller (f/1.4, f/2.0, f/2.8, f/4.0, f/5.6, ...)</text:p>
                  </text:list-item>
                </text:list>
              </text:list-item>
              <text:list-item>
                <text:p>Beeinflusst auch Schärfentiefe (weiter offen → geringere Schärfentiefe)</text:p>
              </text:list-item>
              <text:list-item>
                <text:p>Zu kleine Blende vermindert Bildqualität durch chromatische Abberation</text:p>
              </text:list-item>
            </text:list>
          </draw:text-box>
        </draw:frame>
        <draw:custom-shape draw:style-name="gr18" draw:text-style-name="P6" draw:layer="layout" svg:width="6.604cm" svg:height="5.588cm" svg:x="1.362cm" svg:y="8.636cm">
          <text:p text:style-name="P6">F/1.8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604cm" svg:height="5.588cm" svg:x="8.22cm" svg:y="8.636cm">
          <text:p text:style-name="P6">F/5.6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604cm" svg:height="5.588cm" svg:x="15.078cm" svg:y="8.636cm">
          <text:p text:style-name="P6">f/16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004cm" svg:x="1.4cm" svg:y="0.228cm" presentation:class="title">
          <draw:text-box>
            <text:p>Lichtempfindlichkeit (ISO)</text:p>
          </draw:text-box>
        </draw:frame>
        <draw:frame presentation:style-name="pr5" draw:text-style-name="P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Lichtempfindlichkeit des Sensors oder Films</text:p>
              </text:list-item>
              <text:list-item>
                <text:p>Basiswert 100; Doppelter Wert → eine Blendenstufe heller</text:p>
              </text:list-item>
              <text:list-item>
                <text:p>Beeinflusst neben Helligkeit auch das Bildrauschen (je höher desto mehr)</text:p>
              </text:list-item>
            </text:list>
          </draw:text-box>
        </draw:frame>
        <draw:custom-shape draw:style-name="gr19" draw:text-style-name="P6" draw:layer="layout" svg:width="6.604cm" svg:height="4.232cm" svg:x="1.362cm" svg:y="6.436cm">
          <text:p text:style-name="P6">ISO 100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6.604cm" svg:height="4.232cm" svg:x="8.22cm" svg:y="6.436cm">
          <text:p text:style-name="P15">ISO 800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6.604cm" svg:height="4.232cm" svg:x="15.078cm" svg:y="6.436cm">
          <text:p text:style-name="P15">ISO 3200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604cm" svg:height="4.232cm" svg:x="1.362cm" svg:y="10.922cm">
          <text:p text:style-name="P6">ISO 100 Detail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6.604cm" svg:height="4.232cm" svg:x="8.22cm" svg:y="10.922cm">
          <text:p text:style-name="P15">ISO 800 Detail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6.604cm" svg:height="4.232cm" svg:x="15.078cm" svg:y="10.922cm">
          <text:p text:style-name="P15">ISO 3200 Det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004cm" svg:x="1.4cm" svg:y="0.228cm" presentation:class="title">
          <draw:text-box>
            <text:p>Belichtung einstellen</text:p>
          </draw:text-box>
        </draw:frame>
        <draw:frame presentation:style-name="pr5" draw:text-style-name="P5" draw:layer="layout" svg:width="25.199cm" svg:height="11.176cm" svg:x="1.4cm" svg:y="2.54cm" presentation:class="outline">
          <draw:text-box>
            <text:list text:style-name="L2">
              <text:list-item>
                <text:p><text:span text:style-name="T5">Manueller Modus (</text:span><text:span text:style-name="T6">‘M’</text:span><text:span text:style-name="T7">)</text:span>:</text:p>
                <text:list>
                  <text:list-item>
                    <text:p>Belichtungszeit, Blende und ISO werden manuell eingestellt</text:p>
                  </text:list-item>
                  <text:list-item>
                    <text:p>Korrekte Belichtung muss gemessen werden</text:p>
                  </text:list-item>
                </text:list>
              </text:list-item>
              <text:list-item>
                <text:p>Lichtmeter misst Helligkeit und gibt an, ob es korrekt belichtet ist (Abb. 1)</text:p>
              </text:list-item>
              <text:list-item>
                <text:p>Bei spiegellosen Kameras: Live-Histogramm (Abb. 2)</text:p>
              </text:list-item>
            </text:list>
          </draw:text-box>
        </draw:frame>
        <draw:custom-shape draw:style-name="gr24" draw:text-style-name="P16" draw:layer="layout" svg:width="8.76cm" svg:height="5.334cm" svg:x="3.054cm" svg:y="8.89cm">
          <text:p text:style-name="P16">Lichtmeter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8.76cm" svg:height="5.334cm" svg:x="12.068cm" svg:y="8.89cm">
          <text:p text:style-name="P16">Histogram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Automatikmodi</text:p>
          </draw:text-box>
        </draw:frame>
        <draw:frame presentation:style-name="pr5" draw:layer="layout" svg:width="25.199cm" svg:height="11.176cm" svg:x="1.4cm" svg:y="2.54cm" presentation:class="outline">
          <draw:text-box>
            <text:list text:style-name="L2">
              <text:list-item>
                <text:p>Zeitautomatik (Aperture Priority, <text:span text:style-name="T6">‘A’</text:span><text:span text:style-name="T7">)</text:span></text:p>
                <text:list>
                  <text:list-item>
                    <text:p><text:span text:style-name="T7">Blende wird manuell eingestellt, Belichtungszeit wird automatisch angepasst</text:span></text:p>
                  </text:list-item>
                </text:list>
              </text:list-item>
              <text:list-item>
                <text:p text:style-name="P17"><text:span text:style-name="T7">Blendenautomatik (Shutter Priority, </text:span><text:span text:style-name="T6">‘S’</text:span><text:span text:style-name="T7">)</text:span></text:p>
                <text:list>
                  <text:list-item>
                    <text:p text:style-name="P18"><text:span text:style-name="T7">Belichtungszeit wird manuell eingestellt, Blende wird automatisch angepasst</text:span></text:p>
                  </text:list-item>
                </text:list>
              </text:list-item>
              <text:list-item>
                <text:p text:style-name="P17"><text:span text:style-name="T7">Programmautomatik (</text:span><text:span text:style-name="T6">‘P’</text:span><text:span text:style-name="T7">)</text:span></text:p>
                <text:list>
                  <text:list-item>
                    <text:p><text:span text:style-name="T7">Blende und Belichtungszeit werden automatisch eingestellt</text:span></text:p>
                  </text:list-item>
                </text:list>
              </text:list-item>
              <text:list-item>
                <text:p><text:span text:style-name="T7">Auto-ISO kann in jedem Modus zusätzlich aktiviert werd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Belichtungskompensation</text:p>
          </draw:text-box>
        </draw:frame>
        <draw:frame presentation:style-name="pr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Automatik der Kamera versucht, ein möglichst “durchschnittlich helles” Bild zu erzeugen</text:p>
              </text:list-item>
              <text:list-item>
                <text:p>Bei bestimmten Szenen (z.B. Schnee, Konzerte) ist dies nicht gewünscht</text:p>
              </text:list-item>
              <text:list-item>
                <text:p>Belichtungskompensation passt “Zielhelligkeit” der Kamera an</text:p>
              </text:list-item>
              <text:list-item>
                <text:p>Einstellbar in allen Modi außer <text:span text:style-name="T6">‘M’</text:span></text:p>
              </text:list-item>
            </text:list>
          </draw:text-box>
        </draw:frame>
        <draw:custom-shape draw:style-name="gr25" draw:text-style-name="P16" draw:layer="layout" svg:width="8.382cm" svg:height="4.318cm" svg:x="3.302cm" svg:y="8.244cm">
          <text:p text:style-name="P16">Bild von Schnee</text:p>
          <text:p text:style-name="P16">unterbelichtet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8.382cm" svg:height="2.54cm" svg:x="3.302cm" svg:y="12.7cm">
          <text:p text:style-name="P16">Histogramm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8.382cm" svg:height="4.318cm" svg:x="11.938cm" svg:y="8.244cm">
          <text:p text:style-name="P16">Bild von Schnee</text:p>
          <text:p text:style-name="P16">Korrekt belichtet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8.382cm" svg:height="2.54cm" svg:x="11.938cm" svg:y="12.7cm">
          <text:p text:style-name="P16">Histogramm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Frutiger Next LT W1G" svg:font-family="'Frutiger Next LT W1G'" style:font-pitch="variable"/>
    <style:font-face style:name="Frutiger Next LT W1G Medium" svg:font-family="'Frutiger Next LT W1G Medium'" style:font-pitch="variable"/>
    <style:font-face style:name="Liberation Sans1" svg:font-family="'Liberation Sans'" style:font-pitch="variable"/>
    <style:font-face style:name="Frutiger Next LT W1G1" svg:font-family="'Frutiger Next LT W1G'" style:font-family-generic="roman" style:font-pitch="variable"/>
    <style:font-face style:name="Frutiger Next LT W1G Medium1" svg:font-family="'Frutiger Next LT W1G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00" draw:end-color="#ffffff" draw:start-intensity="100%" draw:end-intensity="100%" draw:angle="300" draw:border="0%"/>
    <draw:gradient draw:name="Gradient_20_5" draw:display-name="Gradient 5" draw:style="linear" draw:start-color="#ffffff" draw:end-color="#000000" draw:start-intensity="100%" draw:end-intensity="100%" draw:angle="900" draw:border="0%"/>
    <draw:gradient draw:name="Gradient_20_7" draw:display-name="Gradient 7" draw:style="linear" draw:start-color="#ffffff" draw:end-color="#000000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utiger Next LT W1G" fo:font-family="'Frutiger Next LT W1G'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Next LT W1G Medium" fo:font-family="'Frutiger Next LT W1G Medium'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textarea-vertical-align="middle" draw:auto-grow-height="false" fo:min-height="3.402cm" fo:min-width="4.98cm"/>
    </style:style>
    <style:style style:name="Mpr4" style:family="presentation" style:parent-style-name="Default-backgroundobjects">
      <style:graphic-properties draw:textarea-vertical-align="middle" draw:auto-grow-height="false" fo:min-height="1.796cm" fo:min-width="1.79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utiger Next LT W1G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11.176cm" svg:x="1.4cm" svg:y="2.54cm" presentation:class="outline" presentation:placeholder="true">
        <draw:text-box/>
      </draw:frame>
      <draw:frame presentation:style-name="Mpr1" draw:text-style-name="MP5" draw:layer="backgroundobjects" svg:width="25.199cm" svg:height="2.004cm" svg:x="1.4cm" svg:y="0.228cm" presentation:class="title">
        <draw:text-box>
          <text:p>Click to edit the title text format</text:p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3.556cm" svg:height="1.018cm" svg:x="23.876cm" svg:y="0.228cm">
        <draw:text-box>
          <text:p text:style-name="MP8"><text:span text:style-name="MT2"><text:page-number>&lt;number&gt;</text:page-number></text:span></text:p>
        </draw:text-box>
      </draw:frame>
      <draw:custom-shape presentation:style-name="Mpr3" draw:text-style-name="MP10" draw:layer="backgroundobjects" svg:width="4.98cm" svg:height="3.402cm" svg:x="22.86cm" svg:y="16.002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10" draw:layer="backgroundobjects" svg:width="2.54cm" svg:height="2.54cm" svg:x="24.176cm" svg:y="16.41cm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6T16:28:53.283533916</meta:creation-date>
    <dc:date>2020-12-27T18:59:01.325760129</dc:date>
    <meta:editing-duration>P3DT5H33M13S</meta:editing-duration>
    <meta:editing-cycles>118</meta:editing-cycles>
    <meta:generator>LibreOffice/6.4.5.1$Linux_X86_64 LibreOffice_project/40$Build-1</meta:generator>
    <meta:document-statistic meta:object-count="123"/>
  </office:meta>
</office:document-meta>
</file>